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E38FF1A0FC2F67B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31:36.6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32:25.878000000</dc:date>
    <meta:print-date>2006-09-05T16:08:04</meta:print-date>
    <meta:editing-duration>PT18M20S</meta:editing-duration>
    <meta:editing-cycles>17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_32__20_Dots_20_1_20_Dash" svg:stroke-width="0.11cm" svg:stroke-color="#7fff00" draw:fill="solid" draw:fill-color="#d22b2b" draw:fill-gradient-name="Tango_20_Blue" draw:gradient-step-count="0" draw:fill-image-name="Sky" draw:fill-image-width="3.316cm" draw:fill-image-height="3.316cm" style:repeat="stretch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301cm" svg:y="0.315cm" chart:style-name="ch2">
          <text:p>Annaul Revenue</text:p>
        </chart:title>
        <chart:legend svg:x="13.879cm" svg:y="3.295cm" style:legend-expansion="custom" chartooo:width="3.304cm" chartooo:height="1.88cm" style:legend-expansion-aspect-ratio="1.75744680851064" chart:style-name="ch3"/>
        <chart:plot-area chart:style-name="ch4" table:cell-range-address="Mo_példa_06_a.D10:Mo_példa_06_a.H14" chart:data-source-has-labels="both" svg:x="3.747cm" svg:y="1.242cm" svg:width="9.92cm" svg:height="6.716cm">
          <chartooo:coordinate-region svg:x="6.327cm" svg:y="1.415cm" svg:width="6.611cm" svg:height="5.949cm"/>
          <chart:axis chart:dimension="x" chart:name="primary-x" chart:style-name="ch5" chartooo:axis-type="auto">
            <chartooo:date-scale/>
            <chart:title svg:x="8.107cm" svg:y="8.138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2.88cm" svg:y="5.464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Sky" xlink:href="Pictures/100000000000005E0000005EE38FF1A0FC2F67B7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</office:styles>
</office:document-styles>
</file>